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8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8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12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8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8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8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</text:p>
          </table:table-cell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8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8">
            <text:p>В столбце зона отображается запись FiresecAPI.Models.ZoneLogic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8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8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7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7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7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7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7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number-rows-repeated="2" table:style-name="ro2">
          <table:table-cell table:style-name="ce5"/>
          <table:table-cell table:style-name="ce6"/>
          <table:table-cell table:style-name="ce5"/>
          <table:table-cell table:style-name="ce9"/>
          <table:table-cell table:number-columns-repeated="16380"/>
        </table:table-row>
        <table:table-row table:number-rows-repeated="1048516" table:style-name="ro9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58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07-30T15:32:49Z</dc:date>
    <meta:editing-cycles>1</meta:editing-cycles>
    <meta:editing-duration>PT53S</meta:editing-duration>
  </office:meta>
</office:document-meta>
</file>